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597in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0646in"/>
    </style:style>
    <style:style style:name="Table1.C" style:family="table-column">
      <style:table-column-properties style:column-width="1.2451in"/>
    </style:style>
    <style:style style:name="Table1.A1" style:family="table-cell">
      <style:table-cell-properties fo:padding="0.0382in" fo:border-left="1pt solid #000000" fo:border-right="none" fo:border-top="1pt solid #000000" fo:border-bottom="1pt solid #000000"/>
    </style:style>
    <style:style style:name="Table1.C1" style:family="table-cell">
      <style:table-cell-properties fo:padding="0.0382in" fo:border="1pt solid #000000"/>
    </style:style>
    <style:style style:name="Table1.A2" style:family="table-cell">
      <style:table-cell-properties fo:padding="0.0382in" fo:border-left="1pt solid #000000" fo:border-right="none" fo:border-top="none" fo:border-bottom="1pt solid #000000"/>
    </style:style>
    <style:style style:name="Table1.C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style:font-name="Bitstream Vera Sans Mono" fo:font-size="14pt" officeooo:rsid="000f9b99" officeooo:paragraph-rsid="000f9b99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4pt" officeooo:rsid="00110cf0" officeooo:paragraph-rsid="00110cf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4pt" fo:font-weight="bold" officeooo:rsid="000f9b99" officeooo:paragraph-rsid="000f9b9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0f9b99" style:font-size-asian="14pt" style:font-size-complex="14pt"/>
    </style:style>
    <style:style style:name="P5" style:family="paragraph" style:parent-style-name="Standard">
      <style:text-properties fo:font-size="14pt" officeooo:rsid="000f9b99" officeooo:paragraph-rsid="000f9b99" style:font-size-asian="14pt" style:font-size-complex="14pt"/>
    </style:style>
    <style:style style:name="P6" style:family="paragraph" style:parent-style-name="Standard">
      <style:text-properties fo:font-size="14pt" fo:font-weight="bold" officeooo:rsid="000f9b99" officeooo:paragraph-rsid="000f9b99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f9b99"/>
    </style:style>
    <style:style style:name="P8" style:family="paragraph" style:parent-style-name="Standard">
      <style:paragraph-properties fo:padding="0.0201in" fo:border="0.06pt solid #000000"/>
      <style:text-properties style:font-name="Bitstream Vera Sans Mono"/>
    </style:style>
    <style:style style:name="P9" style:family="paragraph" style:parent-style-name="Standard">
      <style:paragraph-properties fo:padding="0.0201in" fo:border="0.06pt solid #000000"/>
      <style:text-properties style:font-name="Bitstream Vera Sans Mono" fo:font-weight="bold" style:font-weight-asian="bold" style:font-weight-complex="bold"/>
    </style:style>
    <style:style style:name="P10" style:family="paragraph" style:parent-style-name="Standard" style:list-style-name="L1">
      <style:text-properties fo:font-size="14pt" officeooo:paragraph-rsid="000f9b99" style:font-size-asian="14pt" style:font-size-complex="14pt"/>
    </style:style>
    <style:style style:name="P11" style:family="paragraph" style:parent-style-name="Standard" style:list-style-name="L1">
      <style:text-properties fo:font-size="14pt" officeooo:rsid="000f9b99" officeooo:paragraph-rsid="000f9b99" style:font-size-asian="14pt" style:font-size-complex="14pt"/>
    </style:style>
    <style:style style:name="T1" style:family="text">
      <style:text-properties officeooo:rsid="000f9b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b99" style:font-weight-asian="bold" style:font-weight-complex="bold"/>
    </style:style>
    <style:style style:name="T4" style:family="text">
      <style:text-properties style:font-name="Bitstream Vera Sans Mono" fo:font-size="14pt" fo:font-weight="bold" officeooo:rsid="000f9b99" style:font-size-asian="14pt" style:font-weight-asian="bold" style:font-size-complex="14pt" style:font-weight-complex="bold"/>
    </style:style>
    <style:style style:name="T5" style:family="text">
      <style:text-properties fo:font-size="14pt" officeooo:rsid="000f9b99" style:font-size-asian="14pt" style:font-size-complex="14pt"/>
    </style:style>
    <style:style style:name="T6" style:family="text">
      <style:text-properties fo:font-size="14pt" officeooo:rsid="0011ddb9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f sumar_digitos(s:str) -&gt; int:</text:p>
      <text:p text:style-name="P8"><text:s text:c="4"/>''' </text:p>
      <text:p text:style-name="P8"><text:s text:c="4"/>Requiere: s está formado solo por dígitos (0123456789).</text:p>
      <text:p text:style-name="P8"><text:s text:c="4"/>Devuelve: la suma de los dígitos de s.</text:p>
      <text:p text:style-name="P8"><text:s text:c="4"/>'''</text:p>
      <text:p text:style-name="P8"><text:s text:c="4"/>res:int = 0</text:p>
      <text:p text:style-name="P8"><text:s text:c="4"/>i:int = 0</text:p>
      <text:p text:style-name="P8"><text:s text:c="4"/>#A</text:p>
      <text:p text:style-name="P8"><text:s text:c="4"/>while i &lt; len(s):</text:p>
      <text:p text:style-name="P8"><text:s text:c="8"/>#B</text:p>
      <text:p text:style-name="P8"><text:s text:c="8"/>res = res + int(s[i])</text:p>
      <text:p text:style-name="P8"><text:s text:c="8"/>i = i + 1</text:p>
      <text:p text:style-name="P8"><text:s text:c="8"/>#C</text:p>
      <text:p text:style-name="P8"><text:s text:c="4"/>#D</text:p>
      <text:p text:style-name="P8"><text:s text:c="4"/>return res</text:p>
      <text:p text:style-name="P4"/>
      <text:p text:style-name="P7"><text:span text:style-name="T5">Hacer un seguimiento manual de la ejecución de </text:span><text:span text:style-name="T4">sumar_digitos(‘4825’)</text:span><text:span text:style-name="T5"> <text:s/></text:span><text:span text:style-name="T6">y</text:span><text:span text:style-name="T5"> completar la siguiente tabla: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Lugar</text:p>
            </table:table-cell>
            <table:table-cell table:style-name="Table1.A1" office:value-type="string">
              <text:p text:style-name="P3">i</text:p>
            </table:table-cell>
            <table:table-cell table:style-name="Table1.C1" office:value-type="string">
              <text:p text:style-name="P3">res</text:p>
            </table:table-cell>
          </table:table-row>
        </table:table-header-rows>
        <table:table-row>
          <table:table-cell table:style-name="Table1.A2" office:value-type="string">
            <text:p text:style-name="P1">#A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#B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#D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P5"/>
      <text:p text:style-name="P5">Proponer un predicado invariante para el ciclo, que describa:</text:p>
      <text:list xml:id="list248196285" text:style-name="L1">
        <text:list-item>
          <text:p text:style-name="P10"><text:span text:style-name="T1">el rango en el que se mueve la variable </text:span><text:span text:style-name="T3">i:</text:span></text:p>
        </text:list-item>
      </text:list>
      <text:p text:style-name="P6"/>
      <text:p text:style-name="P6"/>
      <text:p text:style-name="P6"/>
      <text:list xml:id="list190112979850815" text:continue-numbering="true" text:style-name="L1">
        <text:list-item>
          <text:p text:style-name="P11">la relación entre el valor de <text:span text:style-name="T2">res </text:span>y el valor de <text:span text:style-name="T2">i:</text:span></text:p>
        </text:list-item>
      </text:list>
      <text:p text:style-name="P6"/>
      <text:p text:style-name="P5"/>
      <text:p text:style-name="P5"/>
      <text:p text:style-name="P5"/>
      <text:p text:style-name="P5">(Estas dos cosas deben valer en todas las filas de la tabla anterior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2:57:27.307740537</meta:creation-date>
    <dc:date>2022-03-30T19:01:10.751048875</dc:date>
    <meta:editing-duration>PT10M6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28" meta:word-count="116" meta:character-count="632" meta:non-whitespace-character-count="472"/>
  </office:meta>
</office:document-meta>
</file>